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MMono12" svg:font-family="LMMono12"/>
    <style:font-face style:name="LMRoman12" svg:font-family="LMRoman12"/>
    <style:font-face style:name="LMRoman12-Bold" svg:font-family="LMRoman12-Bold"/>
    <style:font-face style:name="LMRoman12-Italic" svg:font-family="LMRoman12-Italic"/>
    <style:font-face style:name="LMRoman17" svg:font-family="LMRoman17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color="#000000" loext:opacity="100%" style:font-name="Tahoma" fo:font-size="12pt" style:font-size-asian="12pt" style:font-size-complex="12pt"/>
    </style:style>
    <style:style style:name="P2" style:family="paragraph" style:parent-style-name="Standard">
      <style:text-properties fo:color="#000000" loext:opacity="100%" style:font-name="Tahoma" fo:font-size="12pt" officeooo:paragraph-rsid="00050f62" style:font-size-asian="12pt" style:font-size-complex="12pt"/>
    </style:style>
    <style:style style:name="P3" style:family="paragraph" style:parent-style-name="Standard">
      <style:text-properties fo:color="#000000" loext:opacity="100%" style:font-name="Tahoma" fo:font-size="12pt" fo:font-weight="bold" style:font-size-asian="12pt" style:font-size-complex="12pt"/>
    </style:style>
    <style:style style:name="P4" style:family="paragraph" style:parent-style-name="Standard">
      <style:text-properties fo:color="#000000" loext:opacity="100%" style:font-name="Tahom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ahoma" fo:font-size="12pt" style:font-size-asian="12pt" style:font-size-complex="12pt"/>
    </style:style>
    <style:style style:name="P6" style:family="paragraph" style:parent-style-name="Standard">
      <style:text-properties style:font-name="Tahoma" fo:font-size="12pt" officeooo:paragraph-rsid="00050f62" style:font-size-asian="12pt" style:font-size-complex="12pt"/>
    </style:style>
    <style:style style:name="P7" style:family="paragraph" style:parent-style-name="Standard">
      <style:text-properties style:font-name="Tahoma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ahoma" fo:font-size="12pt" fo:font-weight="bold" officeooo:paragraph-rsid="00050f62" style:font-size-asian="12pt" style:font-weight-asian="bold" style:font-size-complex="12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LMRoman12" fo:font-size="11.9499998092651pt"/>
    </style:style>
    <style:style style:name="T3" style:family="text">
      <style:text-properties fo:color="#000000" loext:opacity="100%" style:font-name="LMRoman12" fo:font-size="11.9499998092651pt" fo:font-weight="bold" style:font-weight-asian="bold" style:font-weight-complex="bold"/>
    </style:style>
    <style:style style:name="T4" style:family="text">
      <style:text-properties fo:color="#000000" loext:opacity="100%" style:font-name="LMRoman12" fo:font-size="11.8500003814697pt"/>
    </style:style>
    <style:style style:name="T5" style:family="text">
      <style:text-properties fo:color="#000000" loext:opacity="100%" style:font-name="LMRoman12" fo:font-size="12.0500001907349pt"/>
    </style:style>
    <style:style style:name="T6" style:family="text">
      <style:text-properties fo:color="#000000" loext:opacity="100%" style:font-name="LMRoman12" fo:font-size="12.0500001907349pt" fo:font-weight="bold" style:font-weight-asian="bold" style:font-weight-complex="bold"/>
    </style:style>
    <style:style style:name="T7" style:family="text">
      <style:text-properties fo:color="#000000" loext:opacity="100%" style:font-name="LMRoman12" fo:font-size="12pt"/>
    </style:style>
    <style:style style:name="T8" style:family="text">
      <style:text-properties fo:color="#000000" loext:opacity="100%" style:font-name="LMRoman12" fo:font-size="12pt" fo:font-weight="bold" style:font-weight-asian="bold" style:font-weight-complex="bold"/>
    </style:style>
    <style:style style:name="T9" style:family="text">
      <style:text-properties fo:color="#000000" loext:opacity="100%" style:font-name="LMRoman12" fo:font-size="11.8999996185303pt"/>
    </style:style>
    <style:style style:name="T10" style:family="text">
      <style:text-properties fo:color="#000000" loext:opacity="100%" style:font-name="LMRoman12" fo:font-size="11.8999996185303pt" fo:font-weight="bold" style:font-weight-asian="bold" style:font-weight-complex="bold"/>
    </style:style>
    <style:style style:name="T11" style:family="text">
      <style:text-properties fo:color="#000000" loext:opacity="100%" style:font-name="LMRoman12-Italic" fo:font-size="11.9499998092651pt" fo:font-style="italic"/>
    </style:style>
    <style:style style:name="T12" style:family="text">
      <style:text-properties fo:color="#000000" loext:opacity="100%" style:font-name="LMRoman12-Italic" fo:font-size="11.8500003814697pt" fo:font-style="italic"/>
    </style:style>
    <style:style style:name="T13" style:family="text">
      <style:text-properties fo:color="#000000" loext:opacity="100%" style:font-name="LMMono12" fo:font-size="11.9499998092651pt"/>
    </style:style>
    <style:style style:name="T14" style:family="text">
      <style:text-properties fo:color="#000000" loext:opacity="100%" style:font-name="LMMono12" fo:font-size="11.9499998092651pt" fo:font-weight="bold" style:font-weight-asian="bold" style:font-weight-complex="bold"/>
    </style:style>
    <style:style style:name="T15" style:family="text">
      <style:text-properties fo:color="#000000" loext:opacity="100%" style:font-name="LMRoman12-Bold" fo:font-size="11.9499998092651pt"/>
    </style:style>
    <style:style style:name="T16" style:family="text">
      <style:text-properties fo:color="#000000" loext:opacity="100%" style:font-name="LMRoman12-Bold" fo:font-size="11.9499998092651pt" fo:font-weight="bold"/>
    </style:style>
    <style:style style:name="T17" style:family="text">
      <style:text-properties fo:color="#000000" loext:opacity="100%" style:font-name="LMRoman12-Bold" fo:font-size="11.9499998092651pt" fo:font-weight="bold" style:font-weight-asian="bold" style:font-weight-complex="bold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color="#000000" loext:opacity="100%" fo:font-size="11.9499998092651pt"/>
    </style:style>
    <style:style style:name="T20" style:family="text">
      <style:text-properties fo:color="#000000" loext:opacity="100%" fo:font-size="11.9499998092651pt" fo:font-style="italic"/>
    </style:style>
    <style:style style:name="T21" style:family="text">
      <style:text-properties fo:color="#000000" loext:opacity="100%" fo:font-size="11.9499998092651pt" fo:font-weight="bold" style:font-weight-asian="bold" style:font-weight-complex="bold"/>
    </style:style>
    <style:style style:name="T22" style:family="text">
      <style:text-properties fo:color="#000000" loext:opacity="100%" fo:font-size="11.8500003814697pt"/>
    </style:style>
    <style:style style:name="T23" style:family="text">
      <style:text-properties fo:color="#000000" loext:opacity="100%" fo:font-size="11.8500003814697pt" fo:font-style="italic"/>
    </style:style>
    <style:style style:name="T24" style:family="text">
      <style:text-properties fo:color="#000000" loext:opacity="100%" fo:font-size="12.0500001907349pt"/>
    </style:style>
    <style:style style:name="T25" style:family="text">
      <style:text-properties fo:color="#000000" loext:opacity="100%" fo:font-size="12.0500001907349pt" fo:font-weight="bold" style:font-weight-asian="bold" style:font-weight-complex="bold"/>
    </style:style>
    <style:style style:name="T26" style:family="text">
      <style:text-properties fo:color="#000000" loext:opacity="100%" fo:font-size="12pt"/>
    </style:style>
    <style:style style:name="T27" style:family="text">
      <style:text-properties fo:color="#000000" loext:opacity="100%" fo:font-size="12pt" fo:font-weight="bold" style:font-weight-asian="bold" style:font-weight-complex="bold"/>
    </style:style>
    <style:style style:name="T28" style:family="text">
      <style:text-properties fo:color="#000000" loext:opacity="100%" fo:font-size="11.8999996185303pt" fo:font-weight="bold" style:font-weight-asian="bold" style:font-weight-complex="bold"/>
    </style:style>
    <style:style style:name="T29" style:family="text">
      <style:text-properties fo:color="#000000" loext:opacity="100%" fo:font-style="italic"/>
    </style:style>
    <style:style style:name="T30" style:family="text">
      <style:text-properties fo:font-size="11.9499998092651pt"/>
    </style:style>
    <style:style style:name="T3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eil Francis N. Navarro </text:p>
      <text:p text:style-name="P4">BSIT 2-A </text:p>
      <text:p text:style-name="P1"/>
      <text:p text:style-name="P4">Worksheet-1 in R </text:p>
      <text:p text:style-name="P3">Worksheet for R Programming </text:p>
      <text:p text:style-name="P3">Instructions: </text:p>
      <text:p text:style-name="P5"><text:span text:style-name="T1">• Use RStudio or the RStudio Cloud accomplish this worksheet. + Save the R script as </text:span><text:span text:style-name="T29">RWorksheet_lastname#1.R</text:span><text:span text:style-name="T1">. </text:span></text:p>
      <text:p text:style-name="P5"><text:span text:style-name="T1">• Create your own </text:span><text:span text:style-name="T29">GitHub repository </text:span><text:span text:style-name="T1">and push the R script as well as this pdf worksheet to your own repo. Accomplish this worksheet by answering the questions being asked and writing the code manually. </text:span></text:p>
      <text:p text:style-name="P5"><text:span text:style-name="T1"/></text:p>
      <text:p text:style-name="P3">Using functions: </text:p>
      <text:p text:style-name="P5"><text:span text:style-name="T1">seq(), assign(), min(), max(), c(), sort(), sum(), filter() </text:span></text:p>
      <text:p text:style-name="P6"><text:span text:style-name="T1">1. Set up a vector named age, consisting of</text:span></text:p>
      <text:p text:style-name="P6"><text:span text:style-name="T1">34, 28, 22, 36, 27, 18, 52, 39, 42, 29, 35, 31, 27, 22, 37, 34, 19, 20, 57, 49, 50, 37, 46, 25, 17, 37, 42, 53, 41, 51, 35, 24, 33, 41. </text:span></text:p>
      <text:p text:style-name="P5"><text:span text:style-name="T1"/></text:p>
      <text:p text:style-name="P4">a. How many data points? </text:p>
      <text:p text:style-name="P1">Answer : 35 data points(age) </text:p>
      <text:p text:style-name="P1"/>
      <text:p text:style-name="P4">b. Write the R code and its output. </text:p>
      <text:p text:style-name="P1">age </text:p>
      <text:p text:style-name="P1">#The output will be: [1] 34 28 22 36 27 18 52 39 42 29 35 31 27 22 37 34 19 20 57 49 50 </text:p>
      <text:p text:style-name="P2">#[22] 37 46 25 17 37 42 53 41 51 35 24 33 41</text:p>
      <text:p text:style-name="P2"><text:s/></text:p>
      <text:p text:style-name="P4">2. Find the reciprocal of the values for age. </text:p>
      <text:p text:style-name="P1"><text:span text:style-name="T31">Write the R code and its output.</text:span> </text:p>
      <text:p text:style-name="P1">reciprocal &lt;- function(age) vec &lt;- 1/age </text:p>
      <text:p text:style-name="P1">rage &lt;- reciprocal(age) </text:p>
      <text:p text:style-name="P1">rage </text:p>
      <text:p text:style-name="P1"/>
      <text:p text:style-name="P7"><text:span text:style-name="T1">3. Assign also new_age &lt;- c(age, 0, age). </text:span></text:p>
      <text:p text:style-name="P1"><text:span text:style-name="T31">What happen to the new_age?</text:span> </text:p>
      <text:p text:style-name="P1">new_age &lt;- c(age, 0, age) </text:p>
      <text:p text:style-name="P1">new_age </text:p>
      <text:p text:style-name="P1">#Answer: it display the value of age in both side but there will be a zero(0) on the middle or </text:p>
      <text:p text:style-name="P1">the center. </text:p>
      <text:p text:style-name="P1"/>
      <text:p text:style-name="P4">4. Sort the values for age. </text:p>
      <text:p text:style-name="P1">sort(age) </text:p>
      <text:p text:style-name="P1"><text:span text:style-name="T31">Write the R code and its output.</text:span> </text:p>
      <text:p text:style-name="P1">#Write the R code and its output. </text:p>
      <text:p text:style-name="P1">#the output will be: 17 18 19 20 22 22 24 25 27 27 28 29 31 33 34 34 35 35 36 37 37 [22] 37 39 41 41 42 42 46 49 50 51 52 53 57 </text:p>
      <text:p text:style-name="P1"/>
      <text:p text:style-name="P4"><text:soft-page-break/>5. Find the minimum and maximum value for age. </text:p>
      <text:p text:style-name="P1"><text:span text:style-name="T31">Write the R code and its output.</text:span> </text:p>
      <text:p text:style-name="P1">max(age) # the output is 57 </text:p>
      <text:p text:style-name="P1">min(age) # the output is 17 </text:p>
      <text:p text:style-name="P5"><text:span text:style-name="T1">6. Set up a vector named data, consisting of 2.4, 2.8, 2.1, 2.5, 2.4, 2.2, 2.5, 2.3, </text:span></text:p>
      <text:p text:style-name="P5"><text:span text:style-name="T1">2.5, 2.3, 2.4, and 2.7. <text:line-break/></text:span></text:p>
      <text:p text:style-name="P1">a. How many data points? </text:p>
      <text:p text:style-name="P1">The output will be: 12 </text:p>
      <text:p text:style-name="P1">b. Write the R code and its output. </text:p>
      <text:p text:style-name="P1">Data </text:p>
      <text:p text:style-name="P1">#The output will be: 2.4 2.8 2.1 2.5 2.4 2.2 2.5 2.3 2.5 2.3 2.4 2.7 </text:p>
      <text:p text:style-name="P1"/>
      <text:p text:style-name="P4">7. Generates a new vector for data where you double every value of the data. | What happen to the data? </text:p>
      <text:p text:style-name="P1">Data*2 </text:p>
      <text:p text:style-name="P1">My answer is when using Data*2 the answer of the given value become doubled.</text:p>
      <text:p text:style-name="P1">4.8 5.6 4.2 5.0 4.8 4.4 5.0 4.6 5.0 4.6 4.8 5.4</text:p>
      <text:p text:style-name="P5"><text:span text:style-name="T1"/></text:p>
      <text:p text:style-name="P7"><text:span text:style-name="T1">8. Generate a sequence for the following scenario: </text:span></text:p>
      <text:p text:style-name="P5"><text:span text:style-name="T18">8.1 Integers from 1 to 100.</text:span><text:span text:style-name="T1"> </text:span></text:p>
      <text:p text:style-name="P1">seq(1:100) </text:p>
      <text:p text:style-name="P1">[1] 1 2 3 4 5 6 7 8 9 10 11 12 13 14 15 16 17 18 19 [20] 20 21 22 23 24 25 26 27 28 29 30 31 32 33 34 </text:p>
      <text:p text:style-name="P1">35 36 37 38 [39] 39 40 41 42 43 44 45 46 47 48 49 50 51 52 53 54 55 56 57 [58] 58 59 60 61 62 63 64 65 66 67 </text:p>
      <text:p text:style-name="P1">68 69 70 71 72 73 74 75 76 [77] 77 78 79 80 81 82 83 84 85 86 87 88 89 90 91 92 93 94 95 [96] 96 97 98 99 </text:p>
      <text:p text:style-name="P1">100 </text:p>
      <text:p text:style-name="P1"/>
      <text:p text:style-name="P7"><text:span text:style-name="T1">8.2 Numbers from 20 to 60 </text:span></text:p>
      <text:p text:style-name="P1">seq(20:60) </text:p>
      <text:p text:style-name="P1">[1] 1 2 3 4 5 6 7 8 9 10 11 12 13 14 15 16 17 18 19 20 21 22 23 24 25 26 </text:p>
      <text:p text:style-name="P1">[27] 27 28 29 30 31 32 33 34 35 36 37 38 39 40 41 </text:p>
      <text:p text:style-name="P1"/>
      <text:p text:style-name="P5"><text:span text:style-name="T18">8.3 Mean of numbers from 20 to 60 </text:span></text:p>
      <text:p text:style-name="P1">mean(20:60) </text:p>
      <text:p text:style-name="P1">[1] 40 </text:p>
      <text:p text:style-name="P1"/>
      <text:p text:style-name="P7"><text:span text:style-name="T1">8.4 Sum of numbers from 51 to 91 </text:span></text:p>
      <text:p text:style-name="P1">sum(51:91) </text:p>
      <text:p text:style-name="P1">[1] 2911 </text:p>
      <text:p text:style-name="P5"><text:span text:style-name="T1"/></text:p>
      <text:p text:style-name="P7"><text:span text:style-name="T1">8.5 Integers from 1 to 1,000 </text:span></text:p>
      <text:p text:style-name="P1">seq(1:1000) </text:p>
      <text:p text:style-name="P1"/>
      <text:p text:style-name="P1"><text:soft-page-break/><text:span text:style-name="T31">a. How many data points from 8.1 to 8.4?_______</text:span> </text:p>
      <text:p text:style-name="P1"># output is 2911 </text:p>
      <text:p text:style-name="P1"/>
      <text:p text:style-name="P1"/>
      <text:p text:style-name="P1"/>
      <text:p text:style-name="P4">b. Write the R code and its output from 8.1 to 8.4. </text:p>
      <text:p text:style-name="P1">&gt; length(seq(1:100)) [1] 100 &gt; length(seq(20:60)) [1] 41 </text:p>
      <text:p text:style-name="P1">&gt; length(mean(20:60)) [1] 1 &gt; length(sum(51:91)) [1] 1 </text:p>
      <text:p text:style-name="P1"/>
      <text:p text:style-name="P4">c. For 8.5 fifind only maximum data points until 10. </text:p>
      <text:p text:style-name="P1">m &lt;- seq(1:1000) </text:p>
      <text:p text:style-name="P1">max(m) </text:p>
      <text:p text:style-name="P1">#Answer: 1000 </text:p>
      <text:p text:style-name="P1"/>
      <text:p text:style-name="P7"><text:span text:style-name="T1">9. Print a vector with the integers between 1 and 100 that are not divisible by 3, 5 and 7 using fifilter option. </text:span></text:p>
      <text:p text:style-name="P2">filter(function(i) { all(i %% c(3,5,7) != 0) }, seq(100))</text:p>
      <text:p text:style-name="P2"><text:s/></text:p>
      <text:p text:style-name="P4">Write the R code and its output. </text:p>
      <text:p text:style-name="P1">Filter(function(i) { all(i %% c(3,5,7) != 0) }, seq(100)) </text:p>
      <text:p text:style-name="P1">[1] 1 2 4 8 11 13 16 17 19 22 23 26 29 31 32 34 37 38 41 43 44 46 47 52 53 58 </text:p>
      <text:p text:style-name="P1">[27] 59 61 62 64 67 68 71 73 74 76 79 82 83 86 88 89 92 94 97 </text:p>
      <text:p text:style-name="P1"/>
      <text:p text:style-name="P7"><text:span text:style-name="T1">10. Generate a sequence backwards of the integers from 1 to 100. </text:span></text:p>
      <text:p text:style-name="P4">Write the R code and its output. </text:p>
      <text:p text:style-name="P1">seq(100, 1) [1] 100 99 98 97 96 95 94 93 92 91 90 89 88 87 86 85 84 83 82 </text:p>
      <text:p text:style-name="P1">[20] 81 80 79 78 77 76 75 74 73 72 71 70 69 68 67 66 65 64 63 </text:p>
      <text:p text:style-name="P1">[39] 62 61 60 59 58 57 56 55 54 53 52 51 50 49 48 47 46 45 44 </text:p>
      <text:p text:style-name="P1">[58] 43 42 41 40 39 38 37 36 35 34 33 32 31 30 29 28 27 26 25 </text:p>
      <text:p text:style-name="P1">[77] 24 23 22 21 20 19 18 17 16 15 14 13 12 11 10 9 8 7 6 </text:p>
      <text:p text:style-name="P1">[96] 5 4 3 2 1 </text:p>
      <text:p text:style-name="P1"/>
      <text:p text:style-name="P4">11. List all the natural numbers below 25 that are multiples of 3 or 5. </text:p>
      <text:p text:style-name="P4">Find the sum of these multiples. </text:p>
      <text:p text:style-name="P1">sum((1:25)[((1:25)%%3 == 0) | ((1:25)%%5 == 0)]) </text:p>
      <text:p text:style-name="P1"/>
      <text:p text:style-name="P4">a. How many data points from 10 to 11? </text:p>
      <text:p text:style-name="P1">length(seq(100, 1)) </text:p>
      <text:p text:style-name="P1">#the output will be: 100 </text:p>
      <text:p text:style-name="P1"/>
      <text:p text:style-name="P1"><text:span text:style-name="T31">b. Write the R code and its output from 10 and 11.</text:span> </text:p>
      <text:p text:style-name="P1">seq(100, 1) </text:p>
      <text:p text:style-name="P1">#output is numbers from 100 to 1 </text:p>
      <text:p text:style-name="P1"/>
      <text:p text:style-name="P1"/>
      <text:p text:style-name="P5"><text:soft-page-break/><text:span text:style-name="T1">1</text:span><text:span text:style-name="T18">2. Statements can be grouped together using braces ‘{’ and ‘}’. A group of statements is sometimes called a block. Single statements are evaluated when a new line is typed at the end of the syntactically complete statement. Blocks are not evaluated until a new line is entered after the closing brace. </text:span></text:p>
      <text:p text:style-name="P1"><text:span text:style-name="T31">Enter this statement:</text:span> </text:p>
      <text:p text:style-name="P1">{ x &lt;- 0+ x + 5 + } </text:p>
      <text:p text:style-name="P1"/>
      <text:p text:style-name="P4">Describe the output. </text:p>
      <text:p text:style-name="P1">#Answer: There's an error, it would be success to run if withinthe code there's no bracket "{}". </text:p>
      <text:p text:style-name="P5"><text:span text:style-name="T1"/></text:p>
      <text:p text:style-name="P5"><text:span text:style-name="T1"/></text:p>
      <text:p text:style-name="P7"><text:span text:style-name="T1">13. *Set up a vector named score, consisting of 72, 86, 92, 63, 88, 89, 91, 92, 75, 75 and 77. To access individual elements of an atomic vector, one generally uses the x[i] construction. Find x[2] and x[3]. Write the R code and its output. </text:span></text:p>
      <text:p text:style-name="P1">score &lt;- c(72, 86, 92, 63, 88, 89, 91, 92, 75,75, 77) </text:p>
      <text:p text:style-name="P1"># Answer: x[2] = 86 x[3] = 92 </text:p>
      <text:p text:style-name="P1"/>
      <text:p text:style-name="P8"><text:span text:style-name="T1">14. *Create a vector a = c(1,2,NA,4,NA,6,7).</text:span></text:p>
      <text:p text:style-name="P6"><text:span text:style-name="T1"><text:s/></text:span></text:p>
      <text:p text:style-name="P5"><text:span text:style-name="T18">a. Change the NA to 999 using the codes print(a,na.print="-999").</text:span><text:span text:style-name="T1"> </text:span></text:p>
      <text:p text:style-name="P1">a &lt;- c(1,2,NA,4,NA,6,7) </text:p>
      <text:p text:style-name="P1">print(a,na.print="-999") </text:p>
      <text:p text:style-name="P1"/>
      <text:p text:style-name="P1"><text:span text:style-name="T31">b. Write the R code and its output. Describe the output.</text:span> </text:p>
      <text:p text:style-name="P1">a &lt;- c(1,2,NA,4,NA,6,7) </text:p>
      <text:p text:style-name="P1">print(a,na.print="-999") </text:p>
      <text:p text:style-name="P1"/>
      <text:p text:style-name="P7"><text:span text:style-name="T1">15. A special type of function calls can appear on the left hand side of the assignment operator as in &gt; class(x) &lt;- "foo". Follow the codes below: </text:span></text:p>
      <text:p text:style-name="P1">name = readline(prompt="Input your name: ") </text:p>
      <text:p text:style-name="P1">age = readline(prompt="Input your age: ") </text:p>
      <text:p text:style-name="P1">print(paste("My name is",name, "and I am",age ,"years old.")) </text:p>
      <text:p text:style-name="P1">print(R.version.string) </text:p>
      <text:p text:style-name="P1"/>
      <text:p text:style-name="P1"><text:span text:style-name="T31">What is the output of the above code?</text:span> </text:p>
      <text:p text:style-name="P1">#The answer: The user being asked for some input then at the end it will be printed as the output. </text:p>
      <text:p text:style-name="P1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MMono12" svg:font-family="LMMono12"/>
    <style:font-face style:name="LMRoman12" svg:font-family="LMRoman12"/>
    <style:font-face style:name="LMRoman12-Bold" svg:font-family="LMRoman12-Bold"/>
    <style:font-face style:name="LMRoman12-Italic" svg:font-family="LMRoman12-Italic"/>
    <style:font-face style:name="LMRoman17" svg:font-family="LMRoman17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11:45:21.110000000</meta:creation-date>
    <dc:date>2022-09-25T11:58:43.603000000</dc:date>
    <meta:editing-duration>PT3M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124" meta:word-count="1245" meta:character-count="5835" meta:non-whitespace-character-count="4592"/>
  </office:meta>
</office:document-meta>
</file>